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fo:font-size="14pt" fo:font-weight="bold" officeooo:rsid="0001e8db" officeooo:paragraph-rsid="0011d49f" style:font-size-asian="14pt" style:font-weight-asian="bold" style:font-size-complex="14pt" style:font-weight-complex="bold"/>
    </style:style>
    <style:style style:name="P2" style:family="paragraph" style:parent-style-name="Standard">
      <style:text-properties style:font-name="Arial1" officeooo:rsid="0011d49f" officeooo:paragraph-rsid="0011d49f"/>
    </style:style>
    <style:style style:name="P3" style:family="paragraph" style:parent-style-name="Standard">
      <style:text-properties style:font-name="Arial1" officeooo:rsid="0015fe46" officeooo:paragraph-rsid="0015fe46"/>
    </style:style>
    <style:style style:name="P4" style:family="paragraph" style:parent-style-name="Standard">
      <style:text-properties style:font-name="Arial1" fo:font-weight="bold" officeooo:rsid="0015fe46" officeooo:paragraph-rsid="0015fe46" style:font-weight-asian="bold" style:font-weight-complex="bold"/>
    </style:style>
    <style:style style:name="P5" style:family="paragraph" style:parent-style-name="Standard">
      <style:text-properties style:font-name="Arial1" officeooo:rsid="0015250a" officeooo:paragraph-rsid="0016ed99"/>
    </style:style>
    <style:style style:name="P6" style:family="paragraph" style:parent-style-name="Standard">
      <style:text-properties style:font-name="Arial1" officeooo:rsid="0015250a" officeooo:paragraph-rsid="001911e2"/>
    </style:style>
    <style:style style:name="P7" style:family="paragraph" style:parent-style-name="Standard">
      <style:text-properties style:font-name="Arial1" fo:font-weight="normal" officeooo:rsid="0015250a" officeooo:paragraph-rsid="0015250a" style:font-weight-asian="normal" style:font-weight-complex="normal"/>
    </style:style>
    <style:style style:name="P8" style:family="paragraph" style:parent-style-name="Standard">
      <style:text-properties style:font-name="Arial1" fo:font-weight="normal" officeooo:rsid="0011d49f" officeooo:paragraph-rsid="0011d49f" style:font-weight-asian="normal" style:font-weight-complex="normal"/>
    </style:style>
    <style:style style:name="P9" style:family="paragraph" style:parent-style-name="Standard">
      <style:text-properties style:font-name="Arial1" officeooo:rsid="0016ed99" officeooo:paragraph-rsid="0016ed99"/>
    </style:style>
    <style:style style:name="P10" style:family="paragraph" style:parent-style-name="Standard">
      <style:text-properties style:font-name="Arial1" officeooo:rsid="001911e2" officeooo:paragraph-rsid="001911e2"/>
    </style:style>
    <style:style style:name="P11" style:family="paragraph" style:parent-style-name="Standard">
      <style:paragraph-properties fo:line-height="150%"/>
      <style:text-properties style:font-name="Arial1" officeooo:rsid="001911e2" officeooo:paragraph-rsid="0015fe46"/>
    </style:style>
    <style:style style:name="P12" style:family="paragraph" style:parent-style-name="Standard">
      <style:text-properties style:font-name="Arial1" officeooo:rsid="0015250a" officeooo:paragraph-rsid="0015250a"/>
    </style:style>
    <style:style style:name="P13" style:family="paragraph" style:parent-style-name="Standard">
      <style:paragraph-properties fo:line-height="150%"/>
      <style:text-properties style:font-name="Arial1" officeooo:rsid="0015250a" officeooo:paragraph-rsid="0015250a"/>
    </style:style>
    <style:style style:name="P14" style:family="paragraph" style:parent-style-name="Standard">
      <style:text-properties style:font-name="Arial1" fo:font-weight="bold" officeooo:rsid="0015250a" officeooo:paragraph-rsid="0015250a" style:font-weight-asian="bold" style:font-weight-complex="bold"/>
    </style:style>
    <style:style style:name="T1" style:family="text">
      <style:text-properties officeooo:rsid="0011d49f"/>
    </style:style>
    <style:style style:name="T2" style:family="text">
      <style:text-properties officeooo:rsid="001369fa"/>
    </style:style>
    <style:style style:name="T3" style:family="text">
      <style:text-properties officeooo:rsid="0015250a"/>
    </style:style>
    <style:style style:name="T4" style:family="text">
      <style:text-properties officeooo:rsid="0015fe46"/>
    </style:style>
    <style:style style:name="T5" style:family="text">
      <style:text-properties officeooo:rsid="0016ed99"/>
    </style:style>
    <style:style style:name="T6" style:family="text">
      <style:text-properties officeooo:rsid="001911e2"/>
    </style:style>
    <style:style style:name="T7" style:family="text">
      <style:text-properties officeooo:rsid="001c8371"/>
    </style:style>
    <style:style style:name="T8"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jinn <text:span text:style-name="T7">flask and sqlalchemy notes – 28 Jan 2021</text:span></text:p>
      <text:p text:style-name="P1"/>
      <text:p text:style-name="P12"/>
      <text:p text:style-name="P14">add()</text:p>
      <text:p text:style-name="P14"/>
      <text:p text:style-name="P12">If we want to create a new entry in the db, we first need to use ‘db.session.add()’. This will add the object to the sqlalchemy session. If we then change the object, we do not need to call add again – sqlalchemy will automatically monitor the changes to the object. Example:</text:p>
      <text:p text:style-name="P12"/>
      <text:p text:style-name="P13"><text:s text:c="4"/>new_charge = Charge(chargetype_id=chargetype_id, chargestartdate=date.today(),</text:p>
      <text:p text:style-name="P13"><text:s text:c="24"/>chargetotal=recovery_charge_amount, chargedetail=charge_details,</text:p>
      <text:p text:style-name="P13"><text:s text:c="24"/>chargebalance=recovery_charge_amount, rent_id=rent_id)</text:p>
      <text:p text:style-name="P13"><text:s text:c="4"/>db.session.add(new_charge)</text:p>
      <text:p text:style-name="P13"><text:s text:c="3"/># now we update new_charge <text:s text:c="3"/></text:p>
      <text:p text:style-name="P13"><text:s text:c="3"/>new_charge.chargedetail = “some new detail”</text:p>
      <text:p text:style-name="P13"><text:s text:c="3"/>commit_to_database()</text:p>
      <text:p text:style-name="P13"/>
      <text:p text:style-name="P13">“some new detail” will be included in the commit automatically, even though the change occurred after add.</text:p>
      <text:p text:style-name="P13"/>
      <text:p text:style-name="P14">Query</text:p>
      <text:p text:style-name="P14"/>
      <text:p text:style-name="P12">If we query the db, the resulting object is automatically added to the session, so that we do not need to call add() between querying db data and changing it so we can commit it again. Example:</text:p>
      <text:p text:style-name="P12"/>
      <text:p text:style-name="P13"><text:s text:c="2"/><text:span text:style-name="T8">def test_query():</text:span></text:p>
      <text:p text:style-name="P13"><text:s text:c="4"/>typeprdelivery = Typeprdelivery.query.get(3)</text:p>
      <text:p text:style-name="P13"><text:s text:c="4"/>typeprdelivery.prdeliverydet = "email and post and something else"</text:p>
      <text:p text:style-name="P13"><text:s text:c="3"/># no need to use db.session.add(typeprdelivery)</text:p>
      <text:p text:style-name="P13"><text:s text:c="4"/>commit_to_database()</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4T12:38:34.458000000</meta:creation-date>
    <dc:date>2021-01-28T17:41:43.152000000</dc:date>
    <meta:editing-duration>PT1H10M32S</meta:editing-duration>
    <meta:editing-cycles>7</meta:editing-cycles>
    <meta:generator>LibreOffice/6.2.7.1$Windows_X86_64 LibreOffice_project/23edc44b61b830b7d749943e020e96f5a7df63bf</meta:generator>
    <meta:document-statistic meta:table-count="0" meta:image-count="0" meta:object-count="0" meta:page-count="1" meta:paragraph-count="18" meta:word-count="154" meta:character-count="1221" meta:non-whitespace-character-count="997"/>
  </office:meta>
</office:document-meta>
</file>